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A000004D627FC0140C0EFCF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209in" draw:z-index="0"><draw:image xlink:href="Pictures/100000010000066A000004D627FC0140C0EFCF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07:58.672000000</dc:date>
    <meta:editing-duration>PT4M45S</meta:editing-duration>
    <meta:editing-cycles>6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